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ucidasans1" svg:font-family="Lucidasans"/>
    <style:font-face style:name="Times" svg:font-family="Times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1"/>
    </style:style>
    <style:style style:name="P2" style:family="paragraph" style:parent-style-name="Standard">
      <style:paragraph-properties fo:margin-left="0.979cm" fo:margin-right="1.085cm" fo:text-align="justify" style:justify-single-word="false" fo:text-indent="0cm" style:auto-text-indent="false"/>
      <style:text-properties style:font-name="Bitstream Vera Sans1"/>
    </style:style>
    <style:style style:name="P3" style:family="paragraph" style:parent-style-name="Standard">
      <style:paragraph-properties fo:margin-left="0.979cm" fo:margin-right="1.085cm" fo:text-align="justify" style:justify-single-word="false" fo:text-indent="0cm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DejaVu Sans"/>
    </style:style>
    <style:style style:name="T2" style:family="text">
      <style:text-properties style:font-name="Bitstream Vera Sans1"/>
    </style:style>
    <style:style style:name="T3" style:family="text">
      <style:text-properties style:font-name="Bitstream Vera Sans1" fo:font-weight="bold" style:font-weight-asian="bold" style:font-weight-complex="bold"/>
    </style:style>
    <style:style style:name="T4" style:family="text">
      <style:text-properties style:font-name="Bitstream Vera Sans1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ercurial Frontend (hgfront)</text:p>
      <text:p text:style-name="P1"/>
      <text:p text:style-name="P1">Authors:</text:p>
      <text:p text:style-name="P1">Tane “digitalspaghetti” Piper</text:p>
      <text:p text:style-name="P1">Miran “Bonus” Lipovaca</text:p>
      <text:p text:style-name="P1"/>
      <text:p text:style-name="P1">Copyright © 2007, 2008 Tane Piper, Miran Lipovaca</text:p>
      <text:p text:style-name="P1"/>
      <text:p text:style-name="P2">This material may be distributed only subject to the terms and conditions set forth in version 1.0 of the Open Publication License.</text:p>
      <text:p text:style-name="P2">Please refer to Appendix ? for the license text.</text:p>
      <text:p text:style-name="P2"/>
      <text:p text:style-name="P2">This material was prepared using revision <text:span text:style-name="T5">329c85db5d51 </text:span><text:span text:style-name="T6">of the hgfront source code.</text:span></text:p>
      <text:p text:style-name="P3"><text:span text:style-name="T4"/></text:p>
      <text:p text:style-name="P3"><text:span text:style-name="T4"/></text:p>
      <text:h text:style-name="P4" text:outline-level="1"><text:span text:style-name="T4">Contents</text:span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">Contents<text:tab/>2</text:p>
        </text:index-body>
      </text:table-of-content>
      <text:p text:style-name="Text_20_body"><text:span text:style-name="T4"/></text:p>
      <text:h text:style-name="P4" text:outline-level="1"><text:span text:style-name="T4">Preface</text:span></text:h>
      <text:p text:style-name="Text_20_body"><text:span text:style-name="T4">Mercurial (aka 'hg') is one of the new generation of source version control. <text:s/>Mercurial can firmly place it's roots back to source control such as CVS and SVN but works towards fixing their shortcomings.</text:span></text:p>
      <text:p text:style-name="Text_20_body"><text:span text:style-name="T4">Simply put Mercurial is a “distributed version control” protocol. <text:s/>Instead of relying on one central repository, every developer working with the code has their own “local” repository which is classed as a fork from the main source.</text:span></text:p>
      <text:p text:style-name="Text_20_body"><text:span text:style-name="T4">By working with this code “off line”, the developer can make many changes and commit them before pushing these changes back upstream to the original repository. <text:s/>It is also possibly to “frog-leap” repositories by having each developer merge one-by-one with each others repository before it reaches the final one.</text:span></text:p>
      <text:p text:style-name="Text_20_body"><text:span text:style-name="T4">A full tutorial on how to use Mercurial effectively is outside the scope of this document, however there is the excellent freely available book on line called the hgbook. <text:s/>You can download it from http://</text:span></text:p>
      <text:p text:style-name="Text_20_body"><text:span text:style-name="T4">To download Mercurial, visit </text:span><text:a xlink:type="simple" xlink:href="http://www.selenic.com/mercurial/download"><text:span text:style-name="T4">http://www.selenic.com/mercurial/download</text:span></text:a><text:span text:style-name="T4"> where you will find a version of Mercurial for your operating system (Linux, Windows, MacOS)</text:span></text:p>
      <text:h text:style-name="Heading_20_2" text:outline-level="2"><text:span text:style-name="T4">What is hgfront?</text:span></text:h>
      <text:p text:style-name="Text_20_body"><text:span text:style-name="T4">hgfront is a Mercurial front end developed using Django – the python framework – and aims to provide an easy, cross-platform way for a developer to manage their repositories. <text:s/>It can also easily be adapted to provide Mercurial hosting too.</text:span></text:p>
      <text:p text:style-name="Text_20_body"><text:span text:style-name="T4">As well as being a standalone application, hgfront can easily be dropped into any Django project and adapted to work with your authorisation and URL settings.</text:span></text:p>
      <text:p text:style-name="Text_20_body"><text:span text:style-name="T4">It provides a way to have members registered, and be able to create projects. <text:s/>Each project is a container for several different repositories, as well as a basic issue tracker and Wiki.</text:span></text:p>
      <text:p text:style-name="Text_20_body"><text:span text:style-name="T4"/></text:p>
      <text:h text:style-name="P4" text:outline-level="1"><text:span text:style-name="T4">Installat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ucidasans1" svg:font-family="Lucidasans"/>
    <style:font-face style:name="Times" svg:font-family="Times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GB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Mercurial Frontend (hgfront) Handbook</dc:title>
    <meta:initial-creator>Tane Piper</meta:initial-creator>
    <meta:creation-date>2007-12-18T19:05:39</meta:creation-date>
    <dc:creator>Tane Piper</dc:creator>
    <dc:date>2007-12-18T19:30:16</dc:date>
    <meta:editing-cycles>7</meta:editing-cycles>
    <meta:editing-duration>PT24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21" meta:word-count="345" meta:character-count="2148"/>
  </office:meta>
</office:document-meta>
</file>